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1" style:family="table">
      <style:table-properties style:width="6.925in" table:align="left"/>
    </style:style>
    <style:style style:name="Table1.A" style:family="table-column">
      <style:table-column-properties style:column-width="1.5451in"/>
    </style:style>
    <style:style style:name="Table1.B" style:family="table-column">
      <style:table-column-properties style:column-width="5.3799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fo:line-height="142%" fo:text-align="end" style:justify-single-word="false" fo:orphans="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T1" style:family="text">
      <style:text-properties fo:color="#c5c8c6" loext:opacity="100%" style:font-name="inherit" fo:background-color="transparent" loext:char-shading-value="0" loext:padding="0in" loext:border="none"/>
    </style:style>
    <style:style style:name="T2"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omnilink-breakout-project-report"/>OmniLink Breakout Project Report</text:h>
      <text:p text:style-name="Text_20_body">This project is an AI-enabled Breakout game built with Pygame on the Python side, plus browser-targeted OmniLink agent scripts that can observe the game state and control the paddle automatically.server_wrapper.py+3<text:line-break/>The correct mental model is: the game and API run in Python, while the automation scripts are meant to run inside the OmniLink platform’s browser/worker environment rather than as a normal backend service.agent.ts+2</text:p>
      <text:h text:style-name="Heading_20_2" text:outline-level="2"><text:bookmark text:name="1-project-purpose"/>1) Project purpose</text:h>
      <text:p text:style-name="Text_20_body">The project recreates the classic Breakout gameplay loop: a ball bounces around the screen, hits bricks, and is redirected by a paddle controlled either by the player or by an external agent.breakout.py+1<text:line-break/>Its main value is that it exposes the live game state through HTTP and accepts movement commands from an external controller, which makes it usable as a small interactive AI environment.README.md+1</text:p>
      <text:h text:style-name="Heading_20_2" text:outline-level="2"><text:bookmark text:name="2-runtime-architecture"/>2) Runtime architecture</text:h>
      <text:p text:style-name="Text_20_body">The project has three main parts: the game engine in Python, a wrapper server that exposes the game to external tools, and one of two browser-side OmniLink agents that decide how to move the paddle.advanced_agent.ts+3<text:line-break/><text:span text:style-name="Source_20_Text">breakout.py</text:span> handles rendering, physics, input, scoring, level progression, pause/fullscreen behavior, and the game loop itself.[<text:a xlink:type="simple" xlink:href="https://ppl-ai-file-upload.s3.amazonaws.com/web/direct-files/attachments/121642971/a27e020b-f42b-4198-9c93-88e859349c29/breakout.py" text:style-name="Internet_20_link" text:visited-style-name="Visited_20_Internet_20_Link">ppl-ai-file-upload.s3.amazonaws</text:a>]​<text:line-break/><text:span text:style-name="Source_20_Text">server_wrapper.py</text:span> launches the HTTP API on port 5002, connects to an MQTT broker on <text:span text:style-name="Source_20_Text">localhost:1883</text:span>, subscribes to <text:span text:style-name="Source_20_Text">olink/commands</text:span>, and publishes summary context to <text:span text:style-name="Source_20_Text">olink/context</text:span> every 5 seconds.[<text:a xlink:type="simple" xlink:href="https://ppl-ai-file-upload.s3.amazonaws.com/web/direct-files/attachments/121642971/1c6ec28f-e813-405a-8a5a-b010f3e24563/server_wrapper.py" text:style-name="Internet_20_link" text:visited-style-name="Visited_20_Internet_20_Link">ppl-ai-file-upload.s3.amazonaws</text:a>]​<text:line-break/><text:span text:style-name="Source_20_Text">agent.ts</text:span> and <text:span text:style-name="Source_20_Text">advanced_agent.ts</text:span> are explicitly described in code comments as browser / OmniLink tool environment scripts running in an isolated worker model, using <text:span text:style-name="Source_20_Text">fetch</text:span> for HTTP communication and an MQTT client exposed through <text:span text:style-name="Source_20_Text">globalThis</text:span> when available.agent.ts+1</text:p>
      <text:h text:style-name="Heading_20_2" text:outline-level="2"><text:bookmark text:name="3-how-the-system-works"/>3) How the system works</text:h>
      <text:p text:style-name="Text_20_body">The Python wrapper exposes <text:span text:style-name="Source_20_Text">GET /data</text:span>, which returns a wrapper object containing a <text:span text:style-name="Source_20_Text">command</text:span>, a JSON string payload, and a growing <text:span text:style-name="Source_20_Text">version</text:span> number.[<text:a xlink:type="simple" xlink:href="https://ppl-ai-file-upload.s3.amazonaws.com/web/direct-files/attachments/121642971/1c6ec28f-e813-405a-8a5a-b010f3e24563/server_wrapper.py" text:style-name="Internet_20_link" text:visited-style-name="Visited_20_Internet_20_Link">ppl-ai-file-upload.s3.amazonaws</text:a>]​<text:line-break/>When the game is actively being played, the wrapper sends <text:span text:style-name="Source_20_Text">ACTIVATE</text:span>; otherwise it sends <text:span text:style-name="Source_20_Text">IDLE</text:span>, so the browser agent only acts during real gameplay.[<text:a xlink:type="simple" xlink:href="https://ppl-ai-file-upload.s3.amazonaws.com/web/direct-files/attachments/121642971/1c6ec28f-e813-405a-8a5a-b010f3e24563/server_wrapper.py" text:style-name="Internet_20_link" text:visited-style-name="Visited_20_Internet_20_Link">ppl-ai-file-upload.s3.amazonaws</text:a>]​<text:line-break/>The payload includes the paddle position and width, ball position and velocity, brick list, score, level, lives, play time, game state, and logical game resolution of 640x720.[<text:a xlink:type="simple" xlink:href="https://ppl-ai-file-upload.s3.amazonaws.com/web/direct-files/attachments/121642971/1c6ec28f-e813-405a-8a5a-b010f3e24563/server_wrapper.py" text:style-name="Internet_20_link" text:visited-style-name="Visited_20_Internet_20_Link">ppl-ai-file-upload.s3.amazonaws</text:a>]​<text:line-break/>The agent sends control commands back through <text:span text:style-name="Source_20_Text">POST /callback</text:span>, and the accepted actions are <text:span text:style-name="Source_20_Text">LEFT</text:span>, <text:span text:style-name="Source_20_Text">RIGHT</text:span>, and <text:span text:style-name="Source_20_Text">STOP</text:span>.[<text:a xlink:type="simple" xlink:href="https://ppl-ai-file-upload.s3.amazonaws.com/web/direct-files/attachments/121642971/1c6ec28f-e813-405a-8a5a-b010f3e24563/server_wrapper.py" text:style-name="Internet_20_link" text:visited-style-name="Visited_20_Internet_20_Link">ppl-ai-file-upload.s3.amazonaws</text:a>]​<text:line-break/>The standard agent predicts where the ball will intersect the paddle line, then adds some randomness <text:soft-page-break/>and hesitation so it is intentionally imperfect.[<text:a xlink:type="simple" xlink:href="https://ppl-ai-file-upload.s3.amazonaws.com/web/direct-files/attachments/121642971/e574e02c-ee80-4ee2-8529-cf7e7b3eab10/agent.ts" text:style-name="Internet_20_link" text:visited-style-name="Visited_20_Internet_20_Link">ppl-ai-file-upload.s3.amazonaws</text:a>]​<text:line-break/>The advanced agent uses the same intercept idea, but also computes a bias toward lower bricks so the ball can be redirected more strategically after paddle contact.[<text:a xlink:type="simple" xlink:href="https://ppl-ai-file-upload.s3.amazonaws.com/web/direct-files/attachments/121642971/0043de86-ae52-4b58-b412-f6c019147986/advanced_agent.ts" text:style-name="Internet_20_link" text:visited-style-name="Visited_20_Internet_20_Link">ppl-ai-file-upload.s3.amazonaws</text:a>]​</text:p>
      <text:h text:style-name="Heading_20_2" text:outline-level="2"><text:bookmark text:name="4-files-and-roles"/>4) Files and roles</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A1" office:value-type="string">
              <text:p text:style-name="Table_20_Heading">Role</text:p>
            </table:table-cell>
          </table:table-row>
        </table:table-header-rows>
        <table:table-row>
          <table:table-cell table:style-name="Table1.A1" office:value-type="string">
            <text:p text:style-name="Table_20_Contents"><text:span text:style-name="Source_20_Text">breakout.py</text:span></text:p>
          </table:table-cell>
          <table:table-cell table:style-name="Table1.A1" office:value-type="string">
            <text:p text:style-name="Table_20_Contents">Main Pygame Breakout implementation, including paddle movement, ball physics, brick collision, scoring, state handling, and rendering. [<text:a xlink:type="simple" xlink:href="https://ppl-ai-file-upload.s3.amazonaws.com/web/direct-files/attachments/121642971/a27e020b-f42b-4198-9c93-88e859349c29/breakout.py" text:style-name="Internet_20_link" text:visited-style-name="Visited_20_Internet_20_Link">ppl-ai-file-upload.s3.amazonaws</text:a>]​</text:p>
          </table:table-cell>
        </table:table-row>
        <table:table-row>
          <table:table-cell table:style-name="Table1.A1" office:value-type="string">
            <text:p text:style-name="Table_20_Contents"><text:span text:style-name="Source_20_Text">server_wrapper.py</text:span></text:p>
          </table:table-cell>
          <table:table-cell table:style-name="Table1.A1" office:value-type="string">
            <text:p text:style-name="Table_20_Contents">Bridge between the game and external automation, exposing HTTP endpoints and MQTT messaging. [<text:a xlink:type="simple" xlink:href="https://ppl-ai-file-upload.s3.amazonaws.com/web/direct-files/attachments/121642971/1c6ec28f-e813-405a-8a5a-b010f3e24563/server_wrapper.py" text:style-name="Internet_20_link" text:visited-style-name="Visited_20_Internet_20_Link">ppl-ai-file-upload.s3.amazonaws</text:a>]​</text:p>
          </table:table-cell>
        </table:table-row>
        <table:table-row>
          <table:table-cell table:style-name="Table1.A1" office:value-type="string">
            <text:p text:style-name="Table_20_Contents"><text:span text:style-name="Source_20_Text">agent.ts</text:span></text:p>
          </table:table-cell>
          <table:table-cell table:style-name="Table1.A1" office:value-type="string">
            <text:p text:style-name="Table_20_Contents">OmniLink browser agent with slower polling at 50 ms and intentionally less precise behavior. [<text:a xlink:type="simple" xlink:href="https://ppl-ai-file-upload.s3.amazonaws.com/web/direct-files/attachments/121642971/e574e02c-ee80-4ee2-8529-cf7e7b3eab10/agent.ts" text:style-name="Internet_20_link" text:visited-style-name="Visited_20_Internet_20_Link">ppl-ai-file-upload.s3.amazonaws</text:a>]​</text:p>
          </table:table-cell>
        </table:table-row>
        <table:table-row>
          <table:table-cell table:style-name="Table1.A1" office:value-type="string">
            <text:p text:style-name="Table_20_Contents"><text:span text:style-name="Source_20_Text">advanced_agent.ts</text:span></text:p>
          </table:table-cell>
          <table:table-cell table:style-name="Table1.A1" office:value-type="string">
            <text:p text:style-name="Table_20_Contents">OmniLink browser agent with faster polling at 16 ms and smarter paddle targeting. [<text:a xlink:type="simple" xlink:href="https://ppl-ai-file-upload.s3.amazonaws.com/web/direct-files/attachments/121642971/0043de86-ae52-4b58-b412-f6c019147986/advanced_agent.ts" text:style-name="Internet_20_link" text:visited-style-name="Visited_20_Internet_20_Link">ppl-ai-file-upload.s3.amazonaws</text:a>]​</text:p>
          </table:table-cell>
        </table:table-row>
        <table:table-row>
          <table:table-cell table:style-name="Table1.A1" office:value-type="string">
            <text:p text:style-name="Table_20_Contents"><text:span text:style-name="Source_20_Text">README.md</text:span></text:p>
          </table:table-cell>
          <table:table-cell table:style-name="Table1.A1" office:value-type="string">
            <text:p text:style-name="Table_20_Contents">Short project overview and a basic standalone run example. [<text:a xlink:type="simple" xlink:href="https://ppl-ai-file-upload.s3.amazonaws.com/web/direct-files/attachments/121642971/9c9e0a8c-0fd4-42e7-ae75-a27341dacd7d/README.md" text:style-name="Internet_20_link" text:visited-style-name="Visited_20_Internet_20_Link">ppl-ai-file-upload.s3.amazonaws</text:a>]​</text:p>
          </table:table-cell>
        </table:table-row>
        <table:table-row>
          <table:table-cell table:style-name="Table1.A1" office:value-type="string">
            <text:p text:style-name="Table_20_Contents"><text:span text:style-name="Source_20_Text">tsconfig.json</text:span></text:p>
          </table:table-cell>
          <table:table-cell table:style-name="Table1.A1" office:value-type="string">
            <text:p text:style-name="Table_20_Contents">TypeScript compiler settings targeting ES2022 with DOM support and strict mode enabled. [<text:a xlink:type="simple" xlink:href="https://ppl-ai-file-upload.s3.amazonaws.com/web/direct-files/attachments/121642971/77bc2d8b-2cc2-4a59-865d-831c90f013a9/tsconfig.json" text:style-name="Internet_20_link" text:visited-style-name="Visited_20_Internet_20_Link">ppl-ai-file-upload.s3.amazonaws</text:a>]​</text:p>
          </table:table-cell>
        </table:table-row>
      </table:table>
      <text:p text:style-name="Text_20_body">A small but important detail is that the README presents the agent as if it is launched with <text:span text:style-name="Source_20_Text">ts-node</text:span>, while the agent source itself says it is designed for a browser / OmniLink worker environment.README.md+2<text:line-break/>For your use case, the source-code intent should be treated as the correct model: Python runs the game, and OmniLink runs the agent script in the browser-side environment.advanced_agent.ts+2</text:p>
      <text:h text:style-name="Heading_20_2" text:outline-level="2"><text:bookmark text:name="5-how-to-run-it-in-omnilink"/>5) How to run it in OmniLink</text:h>
      <text:h text:style-name="Heading_20_2" text:outline-level="2"><text:bookmark text:name="prerequisites"/>Prerequisites</text:h>
      <text:list xml:id="list577369944" text:style-name="L1">
        <text:list-item>
          <text:p text:style-name="P2">Install Python dependencies for the game side, because the Python files directly import <text:span text:style-name="Source_20_Text">pygame</text:span> and <text:span text:style-name="Source_20_Text">paho.mqtt.client</text:span>.breakout.py+1</text:p>
        </text:list-item>
        <text:list-item>
          <text:p text:style-name="P2">Have an MQTT broker available on <text:span text:style-name="Source_20_Text">localhost:1883</text:span> if you want MQTT pause/resume and context publishing from the Python wrapper.[<text:a xlink:type="simple" xlink:href="https://ppl-ai-file-upload.s3.amazonaws.com/web/direct-files/attachments/121642971/1c6ec28f-e813-405a-8a5a-b010f3e24563/server_wrapper.py" text:style-name="Internet_20_link" text:visited-style-name="Visited_20_Internet_20_Link">ppl-ai-file-upload.s3.amazonaws</text:a>]​</text:p>
        </text:list-item>
        <text:list-item>
          <text:p text:style-name="P2">Expose MQTT over WebSocket on <text:span text:style-name="Source_20_Text">ws://localhost:9001</text:span> if you want the OmniLink browser script to use MQTT pause/resume from the browser environment.agent.ts+1</text:p>
        </text:list-item>
        <text:list-item>
          <text:p text:style-name="P2">Make sure the OmniLink browser runtime can reach <text:span text:style-name="Source_20_Text">http://localhost:5002</text:span> and <text:span text:style-name="Source_20_Text">ws://localhost:9001</text:span>, because those addresses are hardcoded in the agent scripts.advanced_agent.ts+1</text:p>
        </text:list-item>
      </text:list>
      <text:h text:style-name="Heading_20_2" text:outline-level="2"><text:bookmark text:name="step-by-step-launch-flow"/><text:soft-page-break/>Step-by-step launch flow</text:h>
      <text:list xml:id="list1573031364" text:style-name="L2">
        <text:list-item>
          <text:p text:style-name="P3">Start the Python game wrapper on the machine that will host the Breakout window and API.README.md+1</text:p>
        </text:list-item>
      </text:list>
      <text:p text:style-name="Preformatted_20_Text">bash</text:p>
      <text:p text:style-name="P1"><text:span text:style-name="Source_20_Text"><text:span text:style-name="T1">python server_wrapper.py</text:span></text:span></text:p>
      <text:list xml:id="list1540438828" text:style-name="L3">
        <text:list-item>
          <text:p text:style-name="P4">Wait for the Pygame game window to open and for the API to become available on port 5002.[<text:a xlink:type="simple" xlink:href="https://ppl-ai-file-upload.s3.amazonaws.com/web/direct-files/attachments/121642971/1c6ec28f-e813-405a-8a5a-b010f3e24563/server_wrapper.py" text:style-name="Internet_20_link" text:visited-style-name="Visited_20_Internet_20_Link">ppl-ai-file-upload.s3.amazonaws</text:a>]​</text:p>
        </text:list-item>
        <text:list-item>
          <text:p text:style-name="P4">In the OmniLink platform, load or paste the contents of either <text:span text:style-name="Source_20_Text">agent.ts</text:span> or <text:span text:style-name="Source_20_Text">advanced_agent.ts</text:span> into the browser/worker script environment, because those scripts are written to use browser-style <text:span text:style-name="Source_20_Text">fetch</text:span> and a global MQTT object rather than normal server-side imports.agent.ts+1</text:p>
        </text:list-item>
        <text:list-item>
          <text:p text:style-name="P4">Press <text:span text:style-name="Source_20_Text">Space</text:span> in the game window to start the match, because the game begins in a title/idle state and only switches to live play after that input.breakout.py+1</text:p>
        </text:list-item>
        <text:list-item>
          <text:p text:style-name="P4">Once the game state becomes <text:span text:style-name="Source_20_Text">PLAY</text:span>, the wrapper begins returning <text:span text:style-name="Source_20_Text">ACTIVATE</text:span>, and the OmniLink agent starts sending <text:span text:style-name="Source_20_Text">LEFT</text:span>, <text:span text:style-name="Source_20_Text">RIGHT</text:span>, or <text:span text:style-name="Source_20_Text">STOP</text:span> commands automatically.advanced_agent.ts+2</text:p>
        </text:list-item>
      </text:list>
      <text:h text:style-name="Heading_20_2" text:outline-level="2"><text:bookmark text:name="which-agent-to-use"/>Which agent to use</text:h>
      <text:list xml:id="list125409313" text:style-name="L4">
        <text:list-item>
          <text:p text:style-name="P5">Use <text:span text:style-name="Source_20_Text">agent.ts</text:span> if you want a more human-looking or less perfect AI, since it polls every 50 ms and deliberately adds noise and hesitation.[<text:a xlink:type="simple" xlink:href="https://ppl-ai-file-upload.s3.amazonaws.com/web/direct-files/attachments/121642971/e574e02c-ee80-4ee2-8529-cf7e7b3eab10/agent.ts" text:style-name="Internet_20_link" text:visited-style-name="Visited_20_Internet_20_Link">ppl-ai-file-upload.s3.amazonaws</text:a>]​</text:p>
        </text:list-item>
        <text:list-item>
          <text:p text:style-name="P5">Use <text:span text:style-name="Source_20_Text">advanced_agent.ts</text:span> if you want stronger performance, since it polls every 16 ms and adds aiming bias based on brick positions.[<text:a xlink:type="simple" xlink:href="https://ppl-ai-file-upload.s3.amazonaws.com/web/direct-files/attachments/121642971/0043de86-ae52-4b58-b412-f6c019147986/advanced_agent.ts" text:style-name="Internet_20_link" text:visited-style-name="Visited_20_Internet_20_Link">ppl-ai-file-upload.s3.amazonaws</text:a>]​</text:p>
        </text:list-item>
      </text:list>
      <text:h text:style-name="Heading_20_2" text:outline-level="2"><text:bookmark text:name="manual-controls"/>Manual controls</text:h>
      <text:list xml:id="list3464794654" text:style-name="L5">
        <text:list-item>
          <text:p text:style-name="P6"><text:span text:style-name="Source_20_Text">Left Arrow</text:span>: move paddle left.[<text:a xlink:type="simple" xlink:href="https://ppl-ai-file-upload.s3.amazonaws.com/web/direct-files/attachments/121642971/a27e020b-f42b-4198-9c93-88e859349c29/breakout.py" text:style-name="Internet_20_link" text:visited-style-name="Visited_20_Internet_20_Link">ppl-ai-file-upload.s3.amazonaws</text:a>]​</text:p>
        </text:list-item>
        <text:list-item>
          <text:p text:style-name="P6"><text:span text:style-name="Source_20_Text">Right Arrow</text:span>: move paddle right.[<text:a xlink:type="simple" xlink:href="https://ppl-ai-file-upload.s3.amazonaws.com/web/direct-files/attachments/121642971/a27e020b-f42b-4198-9c93-88e859349c29/breakout.py" text:style-name="Internet_20_link" text:visited-style-name="Visited_20_Internet_20_Link">ppl-ai-file-upload.s3.amazonaws</text:a>]​</text:p>
        </text:list-item>
        <text:list-item>
          <text:p text:style-name="P6"><text:span text:style-name="Source_20_Text">Space</text:span>: start game, restart after end, or toggle pause depending on the current state.[<text:a xlink:type="simple" xlink:href="https://ppl-ai-file-upload.s3.amazonaws.com/web/direct-files/attachments/121642971/a27e020b-f42b-4198-9c93-88e859349c29/breakout.py" text:style-name="Internet_20_link" text:visited-style-name="Visited_20_Internet_20_Link">ppl-ai-file-upload.s3.amazonaws</text:a>]​</text:p>
        </text:list-item>
        <text:list-item>
          <text:p text:style-name="P6"><text:span text:style-name="Source_20_Text">F</text:span>: toggle fullscreen.[<text:a xlink:type="simple" xlink:href="https://ppl-ai-file-upload.s3.amazonaws.com/web/direct-files/attachments/121642971/a27e020b-f42b-4198-9c93-88e859349c29/breakout.py" text:style-name="Internet_20_link" text:visited-style-name="Visited_20_Internet_20_Link">ppl-ai-file-upload.s3.amazonaws</text:a>]​</text:p>
        </text:list-item>
      </text:list>
      <text:h text:style-name="Heading_20_2" text:outline-level="2"><text:bookmark text:name="mqtt-behavior"/>MQTT behavior</text:h>
      <text:p text:style-name="Text_20_body">The Python wrapper subscribes to <text:span text:style-name="Source_20_Text">olink/commands</text:span> and accepts pause/resume-style commands such as <text:span text:style-name="Source_20_Text">pause</text:span>, <text:span text:style-name="Source_20_Text">resume</text:span>, <text:span text:style-name="Source_20_Text">pause_game</text:span>, and <text:span text:style-name="Source_20_Text">resume_game</text:span>.[<text:a xlink:type="simple" xlink:href="https://ppl-ai-file-upload.s3.amazonaws.com/web/direct-files/attachments/121642971/1c6ec28f-e813-405a-8a5a-b010f3e24563/server_wrapper.py" text:style-name="Internet_20_link" text:visited-style-name="Visited_20_Internet_20_Link">ppl-ai-file-upload.s3.amazonaws</text:a>]​<text:line-break/>It also publishes periodic game summaries to <text:span text:style-name="Source_20_Text">olink/context</text:span>, including score, level, lives, state, <text:soft-page-break/>and timestamp.[<text:a xlink:type="simple" xlink:href="https://ppl-ai-file-upload.s3.amazonaws.com/web/direct-files/attachments/121642971/1c6ec28f-e813-405a-8a5a-b010f3e24563/server_wrapper.py" text:style-name="Internet_20_link" text:visited-style-name="Visited_20_Internet_20_Link">ppl-ai-file-upload.s3.amazonaws</text:a>]​<text:line-break/>On the OmniLink side, the browser agents expose global helpers named <text:span text:style-name="Source_20_Text">pauseGame()</text:span> and <text:span text:style-name="Source_20_Text">resumeGame()</text:span> when an MQTT client is available through <text:span text:style-name="Source_20_Text">globalThis</text:span>.agent.ts+1<text:line-break/>If no browser MQTT library is present, the agent does not stop working entirely; it warns that MQTT is unavailable and still continues with HTTP-based gameplay control.advanced_agent.ts+1</text:p>
      <text:h text:style-name="Heading_20_2" text:outline-level="2"><text:bookmark text:name="important-notes-and-caveats"/>Important notes and caveats</text:h>
      <text:p text:style-name="Text_20_body">The README says the game has 5 lives, but the actual game code initializes lives to 10, so the code should be treated as the source of truth.README.md+1<text:line-break/>The README also mentions time-based difficulty growth, while the current game code clearly scales ball reset speed mainly with level using <text:span text:style-name="Source_20_Text">340 + (level - 1) * 75</text:span>.README.md+1<text:line-break/>The game reaches <text:span text:style-name="Source_20_Text">GAMEOVER</text:span> when lives hit zero, and it reaches <text:span text:style-name="Source_20_Text">VICTORY</text:span> after finishing level 2.[<text:a xlink:type="simple" xlink:href="https://ppl-ai-file-upload.s3.amazonaws.com/web/direct-files/attachments/121642971/a27e020b-f42b-4198-9c93-88e859349c29/breakout.py" text:style-name="Internet_20_link" text:visited-style-name="Visited_20_Internet_20_Link">ppl-ai-file-upload.s3.amazonaws</text:a>]​<text:line-break/>If OmniLink runs on a different machine or sandbox where <text:span text:style-name="Source_20_Text">localhost</text:span> does not point to the same host as the Python game process, the API and MQTT URLs in the agent script will need to be changed before the browser agent can connect.agent.ts+1</text:p>
      <text:h text:style-name="Heading_20_2" text:outline-level="2"><text:bookmark text:name="minimum-successful-run"/>Minimum successful run</text:h>
      <text:p text:style-name="Text_20_body">For the simplest successful test, use this order: start the MQTT broker if needed, run <text:span text:style-name="Source_20_Text">python server_wrapper.py</text:span>, open the script in OmniLink using either <text:span text:style-name="Source_20_Text">agent.ts</text:span> or <text:span text:style-name="Source_20_Text">advanced_agent.ts</text:span>, then press <text:span text:style-name="Source_20_Text">Space</text:span> in the game window.README.md+3<text:line-break/>After that, the browser-side OmniLink agent should begin polling the game state and controlling the paddle automatically.advanced_agent.ts+2</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0T18:40:58.005896224</meta:creation-date>
    <dc:date>2026-03-10T18:41:14.254957662</dc:date>
    <meta:editing-duration>PT16S</meta:editing-duration>
    <meta:editing-cycles>1</meta:editing-cycles>
    <meta:generator>LibreOffice/7.3.7.2$Linux_X86_64 LibreOffice_project/30$Build-2</meta:generator>
    <meta:document-statistic meta:table-count="1" meta:image-count="0" meta:object-count="0" meta:page-count="4" meta:paragraph-count="52" meta:word-count="826" meta:character-count="8174" meta:non-whitespace-character-count="5247"/>
  </office:meta>
</office:document-meta>
</file>